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Jamrul" svg:font-family="Jamrul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10433_000N021_r0002b_lc3.fits</text:p>
          </table:table-cell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Y</text:p>
          </table:table-cell>
          <table:table-cell table:style-name="ce5" office:value-type="float" office:value="16.73" calcext:value-type="float">
            <text:p>16.73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(skewed gaussian in low count_rate reg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28_000N021_r0090b_lc3.fit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29_000N021_r0017b_lc3.fit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3107_000N021_r0236b_lc3.fit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3111_001N021_r0012b_lc3.fits</text:p>
          </table:table-cell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Y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Gaussian nature in high frequency ran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4268_001N021_r0236b_lc3.fit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4269_000N021_r0017b_lc3.fit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N</text:p>
          </table:table-cell>
          <table:table-cell office:value-type="float" office:value="24.68" calcext:value-type="float">
            <text:p>24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4272_001N021_r0005b_lc3.fits</text:p>
          </table:table-cell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Y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<text:s/>Gaussian N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5489_000N021_r0004b_lc3.fits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Y(Negative for some points)</text:p>
          </table:table-cell>
          <table:table-cell table:style-name="ce5" office:value-type="float" office:value="169.78" calcext:value-type="float">
            <text:p>169.78</text:p>
          </table:table-cell>
          <table:table-cell table:style-name="ce2" office:value-type="string" calcext:value-type="string">
            <text:p>+ve</text:p>
          </table:table-cell>
          <table:table-cell office:value-type="string" calcext:value-type="string">
            <text:p>Very low data poi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33_001N021_r0017b_lc3.fit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37_000N021_r0016b_lc3.fit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N(For most of the oints)</text:p>
          </table:table-cell>
          <table:table-cell office:value-type="float" office:value="50.81" calcext:value-type="float">
            <text:p>50.8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38_000N021_r0030b_lc3.fit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Jamrul" svg:font-family="Jamrul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4T22:11:27.809029260</dc:date>
    <meta:editing-duration>PT13M52S</meta:editing-duration>
    <meta:editing-cycles>4</meta:editing-cycles>
    <meta:generator>LibreOffice/7.3.3.2$Linux_X86_64 LibreOffice_project/30$Build-2</meta:generator>
    <meta:document-statistic meta:table-count="1" meta:cell-count="78" meta:object-count="0"/>
  </office:meta>
</office:document-meta>
</file>